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900000109A86BA421877278A0.png" manifest:media-type="image/png"/>
  <manifest:file-entry manifest:full-path="Pictures/100000000000006F0000007AD5E55AF6F01464CC.png" manifest:media-type="image/png"/>
  <manifest:file-entry manifest:full-path="Pictures/1000000000000202000000F873499971E6F17A21.png" manifest:media-type="image/png"/>
  <manifest:file-entry manifest:full-path="Pictures/10000000000000550000005AD0763CD5990A2DC5.png" manifest:media-type="image/png"/>
  <manifest:file-entry manifest:full-path="Pictures/100000000000023E000000D6A8871006637BA709.png" manifest:media-type="image/png"/>
  <manifest:file-entry manifest:full-path="Pictures/100000000000012A000001163504BCB233080D6A.png" manifest:media-type="image/png"/>
  <manifest:file-entry manifest:full-path="Pictures/100000000000010B000000A06F323BD02927EA6C.png" manifest:media-type="image/png"/>
  <manifest:file-entry manifest:full-path="Pictures/1000000000000279000000F71A19A957261E4A25.png" manifest:media-type="image/png"/>
  <manifest:file-entry manifest:full-path="Pictures/100000000000012A0000012D96DA8512E9130271.png" manifest:media-type="image/png"/>
  <manifest:file-entry manifest:full-path="Pictures/1000000000000110000000B8D1F54A313562F801.png" manifest:media-type="image/png"/>
  <manifest:file-entry manifest:full-path="Pictures/100000000000004F0000005EE7A82F22C167B7B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3be1c" officeooo:paragraph-rsid="0013be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1.752cm" svg:y="-1.799cm" svg:width="6.368cm" svg:height="6.999cm" draw:z-index="0"><draw:image xlink:href="Pictures/100000000000006F0000007AD5E55AF6F01464CC.png" xlink:type="simple" xlink:show="embed" xlink:actuate="onLoad"/></draw:frame><draw:frame draw:style-name="fr1" draw:name="Image2" text:anchor-type="paragraph" svg:x="4.955cm" svg:y="-1.482cm" svg:width="13.6cm" svg:height="6.562cm" draw:z-index="1"><draw:image xlink:href="Pictures/1000000000000202000000F873499971E6F17A21.png" xlink:type="simple" xlink:show="embed" xlink:actuate="onLoad"/></draw:frame><draw:frame draw:style-name="fr1" draw:name="Image3" text:anchor-type="paragraph" svg:x="-1.554cm" svg:y="5.583cm" svg:width="15.187cm" svg:height="5.662cm" draw:z-index="2"><draw:image xlink:href="Pictures/100000000000023E000000D6A8871006637BA70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paragraph" svg:x="-1.554cm" svg:y="0.046cm" svg:width="7.885cm" svg:height="7.964cm" draw:z-index="5"><draw:image xlink:href="Pictures/100000000000012A0000012D96DA8512E9130271.png" xlink:type="simple" xlink:show="embed" xlink:actuate="onLoad"/></draw:frame></text:p>
      <text:p text:style-name="Standard"/>
      <text:p text:style-name="Standard"><draw:frame draw:style-name="fr1" draw:name="Image5" text:anchor-type="paragraph" svg:x="7.059cm" svg:y="0.159cm" svg:width="9.075cm" svg:height="5.438cm" draw:z-index="3"><draw:image xlink:href="Pictures/100000000000010B000000A06F323BD02927EA6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paragraph" svg:x="-1.554cm" svg:y="0.155cm" svg:width="7.885cm" svg:height="7.355cm" draw:z-index="4"><draw:image xlink:href="Pictures/100000000000012A000001163504BCB233080D6A.png" xlink:type="simple" xlink:show="embed" xlink:actuate="onLoad"/></draw:frame></text:p>
      <text:p text:style-name="Standard"/>
      <text:p text:style-name="Standard"><draw:frame draw:style-name="fr1" draw:name="Image7" text:anchor-type="paragraph" svg:x="6.622cm" svg:y="0.136cm" svg:width="12.254cm" svg:height="4.782cm" draw:z-index="6"><draw:image xlink:href="Pictures/1000000000000279000000F71A19A957261E4A2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8" text:anchor-type="paragraph" svg:x="-1.328cm" svg:y="-1.498cm" svg:width="4.724cm" svg:height="5.002cm" draw:z-index="7"><draw:image xlink:href="Pictures/10000000000000550000005AD0763CD5990A2DC5.png" xlink:type="simple" xlink:show="embed" xlink:actuate="onLoad"/></draw:frame><draw:frame draw:style-name="fr1" draw:name="Image9" text:anchor-type="paragraph" svg:x="4.611cm" svg:y="-1.392cm" svg:width="7.197cm" svg:height="4.868cm" draw:z-index="8"><draw:image xlink:href="Pictures/1000000000000110000000B8D1F54A313562F801.png" xlink:type="simple" xlink:show="embed" xlink:actuate="onLoad"/></draw:frame><text:soft-page-break/></text:p>
      <text:p text:style-name="Standard"><draw:frame draw:style-name="fr1" draw:name="Image10" text:anchor-type="paragraph" svg:x="-1.302cm" svg:y="4.551cm" svg:width="4.565cm" svg:height="5.433cm" draw:z-index="9"><draw:image xlink:href="Pictures/100000000000004F0000005EE7A82F22C167B7B8.png" xlink:type="simple" xlink:show="embed" xlink:actuate="onLoad"/></draw:frame><draw:frame draw:style-name="fr1" draw:name="Image11" text:anchor-type="paragraph" svg:x="4.016cm" svg:y="3.863cm" svg:width="11.668cm" svg:height="7.011cm" draw:z-index="10"><draw:image xlink:href="Pictures/10000000000001B900000109A86BA421877278A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Pour l’algo Cohen voir code sour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11:13:39.104705143</meta:creation-date>
    <meta:generator>LibreOffice/5.3.6.1$Linux_X86_64 LibreOffice_project/30$Build-1</meta:generator>
    <dc:date>2019-09-27T13:06:59.972166953</dc:date>
    <meta:editing-duration>PT1H32M39S</meta:editing-duration>
    <meta:editing-cycles>3</meta:editing-cycles>
    <meta:document-statistic meta:table-count="0" meta:image-count="11" meta:object-count="0" meta:page-count="2" meta:paragraph-count="1" meta:word-count="6" meta:character-count="35" meta:non-whitespace-character-count="30"/>
  </office:meta>
</office:document-meta>
</file>